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a4ee" officeooo:paragraph-rsid="0017a4ee"/>
    </style:style>
    <style:style style:name="P2" style:family="paragraph" style:parent-style-name="Standard">
      <style:text-properties officeooo:rsid="0017a4ee" officeooo:paragraph-rsid="001994ec"/>
    </style:style>
    <style:style style:name="P3" style:family="paragraph" style:parent-style-name="Standard">
      <style:text-properties officeooo:rsid="001994ec" officeooo:paragraph-rsid="001994ec"/>
    </style:style>
    <style:style style:name="P4" style:family="paragraph" style:parent-style-name="Standard">
      <style:text-properties officeooo:rsid="001b5bfc" officeooo:paragraph-rsid="001b5bfc"/>
    </style:style>
    <style:style style:name="P5" style:family="paragraph" style:parent-style-name="Standard">
      <style:text-properties officeooo:rsid="001b5bfc" officeooo:paragraph-rsid="001cbbaf"/>
    </style:style>
    <style:style style:name="P6" style:family="paragraph" style:parent-style-name="Standard">
      <style:text-properties officeooo:rsid="001cbbaf" officeooo:paragraph-rsid="001cbbaf"/>
    </style:style>
    <style:style style:name="P7" style:family="paragraph" style:parent-style-name="Standard">
      <style:text-properties officeooo:rsid="001cbbaf" officeooo:paragraph-rsid="001e6086"/>
    </style:style>
    <style:style style:name="P8" style:family="paragraph" style:parent-style-name="Standard">
      <style:text-properties officeooo:rsid="001d0d80" officeooo:paragraph-rsid="001d0d80"/>
    </style:style>
    <style:style style:name="P9" style:family="paragraph" style:parent-style-name="Standard">
      <style:text-properties officeooo:rsid="001dc652" officeooo:paragraph-rsid="001dc652"/>
    </style:style>
    <style:style style:name="P10" style:family="paragraph" style:parent-style-name="Standard">
      <style:text-properties officeooo:rsid="001e6086" officeooo:paragraph-rsid="001e6086"/>
    </style:style>
    <style:style style:name="T1" style:family="text">
      <style:text-properties officeooo:rsid="001994ec"/>
    </style:style>
    <style:style style:name="T2" style:family="text">
      <style:text-properties officeooo:rsid="001b5bfc"/>
    </style:style>
    <style:style style:name="T3" style:family="text">
      <style:text-properties officeooo:rsid="001cbbaf"/>
    </style:style>
    <style:style style:name="T4" style:family="text">
      <style:text-properties officeooo:rsid="001d0d80"/>
    </style:style>
    <style:style style:name="T5" style:family="text">
      <style:text-properties officeooo:rsid="001dc652"/>
    </style:style>
    <style:style style:name="T6" style:family="text">
      <style:text-properties officeooo:rsid="001e6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>1. \s-\v\$ set in /mnt/linuxlab/home/bforsythe2/Documents/COSC350/Lab2</text:p>
      <text:p text:style-name="P1">2.</text:p>
      <text:p text:style-name="P1"><text:tab/>Editor: /usr/bin/emacs -nw</text:p>
      <text:p text:style-name="P1"><text:tab/>Home: /mnt/linuxlab/home/bforsythe2</text:p>
      <text:p text:style-name="P1"><text:tab/>Hostname: hpcl4-2.salisbury.edu</text:p>
      <text:p text:style-name="P1"><text:tab/>LD_Library_path: :/usr/local/cuda/lib64</text:p>
      <text:p text:style-name="P1"><text:tab/>Less: BLANK</text:p>
      <text:p text:style-name="P1"><text:tab/>Mail: /var/spool/mail/bforsythe2</text:p>
      <text:p text:style-name="P1"><text:tab/>Manpath: :/opt/puppetlabs/puppet/share/man</text:p>
      <text:p text:style-name="P1"><text:tab/>More: BLANK</text:p>
      <text:p text:style-name="P1"><text:tab/>Pager: less</text:p>
      <text:p text:style-name="P1"><text:tab/>Path: /usr/local/cuda/bin:/usr/lib64/qt-3.3/bin:/usr/lib64/ccache:/usr/local/bin:/usr/local/sbin:/usr/bin:/usr/sbin:/bin:/sbin:/opt/puppetlabs/bin:/mnt/linuxlab/home/bforsythe2/bin:/mnt/linuxlab/home/bforsythe2/bin/scripts</text:p>
      <text:p text:style-name="P1"><text:tab/>PWD: /mnt/linuxlab/home/bforsythe2/Documents/COSC350/Lab2</text:p>
      <text:p text:style-name="P1"><text:tab/>Shell: /bin/bash</text:p>
      <text:p text:style-name="P1"><text:tab/>Term: xterm</text:p>
      <text:p text:style-name="P1"><text:tab/>User: bforsythe2</text:p>
      <text:p text:style-name="P1">Task 2:</text:p>
      <text:p text:style-name="P2"><text:tab/><text:span text:style-name="T1">1. echo $PS1 &gt;&gt; prompt.txt</text:span></text:p>
      <text:p text:style-name="P1"><text:span text:style-name="T1"><text:tab/>2. PS1=”[COSC350 \w]”</text:span></text:p>
      <text:p text:style-name="P3"><text:tab/>3. PS1="\s-\v\$"</text:p>
      <text:p text:style-name="P3">Task 4:</text:p>
      <text:p text:style-name="P3"><text:span text:style-name="T2"><text:tab/>1. ls -l &gt; bar</text:span></text:p>
      <text:p text:style-name="P4"><text:tab/>2. ls -l &gt; /dev/null</text:p>
      <text:p text:style-name="P5"><text:tab/>3. <text:span text:style-name="T3">echo $'3\n5\n2\n1' &gt; foo</text:span></text:p>
      <text:p text:style-name="P6"><text:tab/>4. cat foo &gt; bar</text:p>
      <text:p text:style-name="P6"><text:tab/>5. sort &lt; foo</text:p>
      <text:p text:style-name="P6"><text:tab/>6. sort &lt; foo &gt; bar</text:p>
      <text:p text:style-name="P6"/>
      <text:p text:style-name="P6">Task 5:</text:p>
      <text:p text:style-name="P6"><text:tab/><text:span text:style-name="T4">1.Use the for loop to create each number 1-100, then print each number on a new line.</text:span></text:p>
      <text:p text:style-name="P7"><text:span text:style-name="T4">2. 100 100 400 numbs. Prints how many new lines, words, and bytes are in the file</text:span></text:p>
      <text:p text:style-name="P8">3. <text:span text:style-name="T5">touch somenumbs | grep -n 25 numbs &gt;&gt; somenumbs (repeat until 38)</text:span></text:p>
      <text:p text:style-name="P9">4. <text:span text:style-name="T6">14 14 84 somenumbs. Prints how many new lines, words, and bytes are in the file</text:span></text:p>
      <text:p text:style-name="P3"/>
      <text:p text:style-name="P10">Task 6: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4:40.633359359</meta:creation-date>
    <meta:generator>LibreOffice/5.3.6.1$Linux_X86_64 LibreOffice_project/30$Build-1</meta:generator>
    <dc:date>2021-09-14T15:14:44.934231263</dc:date>
    <meta:editing-duration>PT8M17S</meta:editing-duration>
    <meta:editing-cycles>1</meta:editing-cycles>
    <meta:document-statistic meta:table-count="0" meta:image-count="0" meta:object-count="0" meta:page-count="1" meta:paragraph-count="34" meta:word-count="149" meta:character-count="1179" meta:non-whitespace-character-count="1040"/>
  </office:meta>
</office:document-meta>
</file>